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127.18mm"/>
    </style:style>
    <style:style style:name="co6" style:family="table-column">
      <style:table-column-properties fo:break-before="auto" style:column-width="60.45mm"/>
    </style:style>
    <style:style style:name="co7" style:family="table-column">
      <style:table-column-properties fo:break-before="auto" style:column-width="183mm"/>
    </style:style>
    <style:style style:name="co8" style:family="table-column">
      <style:table-column-properties fo:break-before="auto" style:column-width="37.57mm"/>
    </style:style>
    <style:style style:name="co9" style:family="table-column">
      <style:table-column-properties fo:break-before="auto" style:column-width="208.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8" table:default-cell-style-name="Default"/>
        <table:table-column table:style-name="co9" table:default-cell-style-name="ce2"/>
        <table:table-row table:style-name="ro1">
          <table:table-cell office:value-type="string" calcext:value-type="string">
            <office:annotation draw:style-name="gr5" draw:text-style-name="P2" svg:width="28.99mm" svg:height="29.66mm" svg:x="43.57mm" svg:y="0mm" draw:caption-point-x="-6.1mm" draw:caption-point-y="0.1mm">
              <dc:date>2018-05-10T00:00:00</dc:date>
              <text:p text:style-name="P1"><text:span text:style-name="T1">В ячейках </text:span><text:span text:style-name="T1">столбца A может </text:span><text:span text:style-name="T1">быть любой текст. </text:span><text:span text:style-name="T1">Читаются только </text:span><text:span text:style-name="T1">данные из </text:span><text:span text:style-name="T1">столбца B.</text:span>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Все поля обязательны для заполнения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28.99mm" svg:height="17.81mm" svg:x="50.92mm" svg:y="7.57mm" draw:caption-point-x="-6.1mm" draw:caption-point-y="15.1mm">
              <dc:date>2018-05-10T00:00:00</dc:date>
              <text:p text:style-name="P1">Чтение кодов уровня начинается с 6 строки.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office:annotation draw:style-name="gr3" draw:text-style-name="P2" svg:width="28.99mm" svg:height="13.86mm" svg:x="66.44mm" svg:y="0mm" draw:caption-point-x="-6.1mm" draw:caption-point-y="0.1mm">
              <dc:date>2018-05-10T00:00:00</dc:date>
              <text:p text:style-name="P1">Все поля обязательны для заполнения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4" draw:text-style-name="P2" svg:width="28.99mm" svg:height="17.81mm" svg:x="66.44mm" svg:y="7.57mm" draw:caption-point-x="-6.1mm" draw:caption-point-y="15.1mm">
              <dc:date>2018-05-10T00:00:00</dc:date>
              <text:p text:style-name="P1">Чтение кодов уровня начинается с 6 строки.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.00.0000</text:date>, <text:time style:data-style-name="N2" text:time-value="22:41:16.51175340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8-05-13T22:41:33.480729340</dc:date>
    <meta:editing-duration>PT8M36S</meta:editing-duration>
    <meta:editing-cycles>2</meta:editing-cycles>
    <meta:generator>LibreOffice/5.1.6.2$Linux_X86_64 LibreOffice_project/10m0$Build-2</meta:generator>
    <meta:document-statistic meta:table-count="3" meta:cell-count="40" meta:object-count="0"/>
  </office:meta>
</office:document-meta>
</file>